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RefCPInfo.getFiel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fCP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Ref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CPInfo.FieldRef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fCPInfo.resolv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RefCPInfo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fCPInfo.get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